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fo:language="fr" fo:country="FR" officeooo:rsid="001f15c1" officeooo:paragraph-rsid="001f15c1"/>
    </style:style>
    <style:style style:name="P2" style:family="paragraph" style:parent-style-name="Text_20_body">
      <style:text-properties fo:language="fr" fo:country="FR" officeooo:rsid="001f15c1" officeooo:paragraph-rsid="001f15c1"/>
    </style:style>
    <style:style style:name="P3" style:family="paragraph" style:parent-style-name="Title">
      <style:text-properties fo:language="fr" fo:country="FR"/>
    </style:style>
    <style:style style:name="P4" style:family="paragraph" style:parent-style-name="Subtitle">
      <style:text-properties officeooo:rsid="00261d61" officeooo:paragraph-rsid="00261d61"/>
    </style:style>
    <style:style style:name="P5" style:family="paragraph" style:parent-style-name="Text_20_body">
      <style:text-properties officeooo:rsid="00261d61" officeooo:paragraph-rsid="00261d61"/>
    </style:style>
    <style:style style:name="P6" style:family="paragraph" style:parent-style-name="Subtitle">
      <style:text-properties fo:font-size="22pt" fo:language="fr" fo:country="FR" officeooo:rsid="001f15c1" officeooo:paragraph-rsid="001f15c1" style:font-size-asian="22pt" style:font-size-complex="22pt"/>
    </style:style>
    <style:style style:name="P7" style:family="paragraph" style:parent-style-name="Text_20_body">
      <style:text-properties officeooo:rsid="0020d5a8" officeooo:paragraph-rsid="0020d5a8"/>
    </style:style>
    <style:style style:name="P8" style:family="paragraph" style:parent-style-name="Text_20_body">
      <style:text-properties officeooo:rsid="00224ba5" officeooo:paragraph-rsid="00224ba5"/>
    </style:style>
    <style:style style:name="P9" style:family="paragraph" style:parent-style-name="Text_20_body">
      <style:text-properties officeooo:rsid="00224ba5" officeooo:paragraph-rsid="00287327"/>
    </style:style>
    <style:style style:name="P10" style:family="paragraph" style:parent-style-name="Text_20_body">
      <style:text-properties fo:font-weight="bold" officeooo:rsid="00224ba5" officeooo:paragraph-rsid="00224ba5" style:font-weight-asian="bold" style:font-weight-complex="bold"/>
    </style:style>
    <style:style style:name="P11" style:family="paragraph" style:parent-style-name="Text_20_body">
      <style:text-properties fo:font-weight="bold" style:font-weight-asian="bold" style:font-weight-complex="bold"/>
    </style:style>
    <style:style style:name="P12" style:family="paragraph" style:parent-style-name="Text_20_body">
      <style:text-properties fo:font-weight="bold" officeooo:rsid="00273c47" officeooo:paragraph-rsid="00273c47" style:font-weight-asian="bold" style:font-weight-complex="bold"/>
    </style:style>
    <style:style style:name="P13" style:family="paragraph" style:parent-style-name="Text_20_body">
      <style:text-properties fo:font-weight="bold" officeooo:rsid="003761f6" officeooo:paragraph-rsid="003761f6" style:font-weight-asian="bold" style:font-weight-complex="bold"/>
    </style:style>
    <style:style style:name="P14" style:family="paragraph" style:parent-style-name="Text_20_body">
      <style:text-properties officeooo:rsid="00273c47" officeooo:paragraph-rsid="00273c47"/>
    </style:style>
    <style:style style:name="P15" style:family="paragraph" style:parent-style-name="Text_20_body">
      <style:text-properties officeooo:rsid="002a8cf2" officeooo:paragraph-rsid="002a8cf2"/>
    </style:style>
    <style:style style:name="P16" style:family="paragraph" style:parent-style-name="Text_20_body">
      <style:text-properties officeooo:rsid="002bbe90" officeooo:paragraph-rsid="002bbe90"/>
    </style:style>
    <style:style style:name="P1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Text_20_body">
      <style:text-properties officeooo:rsid="003761f6" officeooo:paragraph-rsid="003761f6"/>
    </style:style>
    <style:style style:name="P20" style:family="paragraph" style:parent-style-name="Text_20_body">
      <style:text-properties officeooo:rsid="00399813" officeooo:paragraph-rsid="00399813"/>
    </style:style>
    <style:style style:name="P21" style:family="paragraph" style:parent-style-name="Text_20_body">
      <style:text-properties officeooo:rsid="003a7aa5" officeooo:paragraph-rsid="003a7aa5"/>
    </style:style>
    <style:style style:name="P22" style:family="paragraph" style:parent-style-name="Text_20_body">
      <style:text-properties officeooo:rsid="004047b4" officeooo:paragraph-rsid="004047b4"/>
    </style:style>
    <style:style style:name="P23" style:family="paragraph" style:parent-style-name="Heading_20_1">
      <style:paragraph-properties fo:break-before="page"/>
      <style:text-properties fo:language="fr" fo:country="FR" officeooo:rsid="002a8cf2" officeooo:paragraph-rsid="002a8cf2"/>
    </style:style>
    <style:style style:name="P24" style:family="paragraph" style:parent-style-name="Heading_20_1" style:list-style-name="">
      <style:text-properties fo:language="fr" fo:country="FR"/>
    </style:style>
    <style:style style:name="P25" style:family="paragraph" style:parent-style-name="Heading_20_1">
      <style:paragraph-properties fo:break-before="page"/>
      <style:text-properties fo:language="fr" fo:country="FR"/>
    </style:style>
    <style:style style:name="P26" style:family="paragraph" style:parent-style-name="Heading_20_1">
      <style:text-properties officeooo:rsid="002507c6" officeooo:paragraph-rsid="002507c6"/>
    </style:style>
    <style:style style:name="P27" style:family="paragraph" style:parent-style-name="Heading_20_1" style:list-style-name="">
      <style:text-properties officeooo:rsid="0035f092" officeooo:paragraph-rsid="0035f092"/>
    </style:style>
    <style:style style:name="P28" style:family="paragraph" style:parent-style-name="Heading_20_1">
      <style:paragraph-properties fo:break-before="page"/>
      <style:text-properties officeooo:rsid="002cd6b0" officeooo:paragraph-rsid="002cd6b0"/>
    </style:style>
    <style:style style:name="P29" style:family="paragraph" style:parent-style-name="Heading_20_1">
      <style:text-properties officeooo:paragraph-rsid="0049b9b2"/>
    </style:style>
    <style:style style:name="P30" style:family="paragraph" style:parent-style-name="Heading_20_2">
      <style:text-properties officeooo:rsid="004e0f22" officeooo:paragraph-rsid="004e0f22"/>
    </style:style>
    <style:style style:name="P31" style:family="paragraph" style:parent-style-name="Heading_20_2">
      <style:text-properties officeooo:paragraph-rsid="004e0f22"/>
    </style:style>
    <style:style style:name="P32" style:family="paragraph" style:parent-style-name="Heading_20_2">
      <style:text-properties officeooo:paragraph-rsid="004ff374"/>
    </style:style>
    <style:style style:name="P33" style:family="paragraph" style:parent-style-name="Heading_20_3">
      <style:text-properties officeooo:rsid="004ff374" officeooo:paragraph-rsid="004ff374"/>
    </style:style>
    <style:style style:name="P34" style:family="paragraph" style:parent-style-name="Text_20_body" style:list-style-name="L1">
      <style:text-properties officeooo:rsid="002cd6b0" officeooo:paragraph-rsid="002cd6b0"/>
    </style:style>
    <style:style style:name="P35" style:family="paragraph" style:parent-style-name="Text_20_body" style:list-style-name="L1">
      <style:text-properties officeooo:rsid="0030dbba" officeooo:paragraph-rsid="0030dbba"/>
    </style:style>
    <style:style style:name="P36" style:family="paragraph" style:parent-style-name="Text_20_body" style:list-style-name="L1">
      <style:text-properties fo:font-style="normal" officeooo:rsid="00319e10" officeooo:paragraph-rsid="00319e10" style:font-style-asian="normal" style:font-style-complex="normal"/>
    </style:style>
    <style:style style:name="P37" style:family="paragraph" style:parent-style-name="Text_20_body" style:list-style-name="L1">
      <style:text-properties fo:font-style="normal" officeooo:rsid="00351bbb" officeooo:paragraph-rsid="00351bbb" style:font-style-asian="normal" style:font-style-complex="normal"/>
    </style:style>
    <style:style style:name="P38" style:family="paragraph" style:parent-style-name="Text_20_body" style:list-style-name="L1">
      <style:text-properties fo:font-style="normal" officeooo:rsid="004047b4" officeooo:paragraph-rsid="004047b4" style:font-style-asian="normal" style:font-style-complex="normal"/>
    </style:style>
    <style:style style:name="P39" style:family="paragraph" style:parent-style-name="Text_20_body" style:list-style-name="L1">
      <style:text-properties fo:font-style="normal" officeooo:rsid="0043f8b3" officeooo:paragraph-rsid="0043f8b3" style:font-style-asian="normal" style:font-style-complex="normal"/>
    </style:style>
    <style:style style:name="P40" style:family="paragraph" style:parent-style-name="Text_20_body" style:list-style-name="L1">
      <style:text-properties fo:font-style="normal" officeooo:rsid="00450897" officeooo:paragraph-rsid="00450897" style:font-style-asian="normal" style:font-style-complex="normal"/>
    </style:style>
    <style:style style:name="P41" style:family="paragraph" style:parent-style-name="Text_20_body" style:list-style-name="L1">
      <style:text-properties officeooo:rsid="00319e10" officeooo:paragraph-rsid="00319e10"/>
    </style:style>
    <style:style style:name="P42" style:family="paragraph" style:parent-style-name="Text_20_body" style:list-style-name="L1">
      <style:text-properties officeooo:rsid="00332d4d" officeooo:paragraph-rsid="00332d4d"/>
    </style:style>
    <style:style style:name="P43" style:family="paragraph" style:parent-style-name="Text_20_body">
      <style:text-properties officeooo:rsid="004047b4" officeooo:paragraph-rsid="004047b4"/>
    </style:style>
    <style:style style:name="P44" style:family="paragraph" style:parent-style-name="Text_20_body">
      <style:text-properties fo:font-style="italic" fo:font-weight="bold" officeooo:rsid="0048183c" officeooo:paragraph-rsid="0048ccc0" style:font-style-asian="italic" style:font-weight-asian="bold" style:font-style-complex="italic" style:font-weight-complex="bold"/>
    </style:style>
    <style:style style:name="P45" style:family="paragraph" style:parent-style-name="Text_20_body" style:list-style-name="L2">
      <style:text-properties fo:font-style="italic" fo:font-weight="bold" officeooo:rsid="0048183c" officeooo:paragraph-rsid="0048ccc0" style:font-style-asian="italic" style:font-weight-asian="bold" style:font-style-complex="italic" style:font-weight-complex="bold"/>
    </style:style>
    <style:style style:name="P46" style:family="paragraph" style:parent-style-name="Text_20_body" style:list-style-name="L2">
      <style:text-properties fo:font-style="italic" fo:font-weight="bold" officeooo:rsid="0048183c" officeooo:paragraph-rsid="0049b9b2" style:font-style-asian="italic" style:font-weight-asian="bold" style:font-style-complex="italic" style:font-weight-complex="bold"/>
    </style:style>
    <style:style style:name="P47" style:family="paragraph" style:parent-style-name="Text_20_body">
      <style:text-properties fo:font-style="italic" fo:font-weight="bold" officeooo:rsid="0048183c" officeooo:paragraph-rsid="0049b9b2" style:font-style-asian="italic" style:font-weight-asian="bold" style:font-style-complex="italic" style:font-weight-complex="bold"/>
    </style:style>
    <style:style style:name="P48" style:family="paragraph" style:parent-style-name="Text_20_body">
      <style:text-properties fo:font-style="italic" fo:font-weight="bold" officeooo:rsid="0049b9b2" officeooo:paragraph-rsid="0049b9b2" style:font-style-asian="italic" style:font-weight-asian="bold" style:font-style-complex="italic" style:font-weight-complex="bold"/>
    </style:style>
    <style:style style:name="P49" style:family="paragraph" style:parent-style-name="Text_20_body">
      <style:text-properties fo:language="fr" fo:country="FR" officeooo:rsid="002a8cf2" officeooo:paragraph-rsid="002a8cf2" fo:background-color="#000000"/>
    </style:style>
    <style:style style:name="P50" style:family="paragraph" style:parent-style-name="Text_20_body">
      <style:text-properties officeooo:rsid="002a8cf2" officeooo:paragraph-rsid="002a8cf2" fo:background-color="#000000"/>
    </style:style>
    <style:style style:name="P51" style:family="paragraph" style:parent-style-name="Text_20_body">
      <style:text-properties officeooo:rsid="004dbf11" officeooo:paragraph-rsid="004e0f22"/>
    </style:style>
    <style:style style:name="P52" style:family="paragraph" style:parent-style-name="Text_20_body">
      <style:text-properties officeooo:rsid="004ff374" officeooo:paragraph-rsid="004ff374"/>
    </style:style>
    <style:style style:name="P53" style:family="paragraph" style:parent-style-name="Text_20_body">
      <style:text-properties officeooo:paragraph-rsid="004ff374"/>
    </style:style>
    <style:style style:name="T1" style:family="text">
      <style:text-properties officeooo:rsid="0020d5a8"/>
    </style:style>
    <style:style style:name="T2" style:family="text">
      <style:text-properties fo:language="fr" fo:country="FR"/>
    </style:style>
    <style:style style:name="T3" style:family="text">
      <style:text-properties fo:language="fr" fo:country="FR" officeooo:rsid="00224ba5"/>
    </style:style>
    <style:style style:name="T4" style:family="text">
      <style:text-properties officeooo:rsid="0022fe96"/>
    </style:style>
    <style:style style:name="T5" style:family="text">
      <style:text-properties officeooo:rsid="00287327"/>
    </style:style>
    <style:style style:name="T6" style:family="text">
      <style:text-properties officeooo:rsid="002cd6b0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2fb6c7" style:font-style-asian="italic" style:font-style-complex="italic"/>
    </style:style>
    <style:style style:name="T9" style:family="text">
      <style:text-properties fo:font-style="italic" officeooo:rsid="0032a2d9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48ac24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48ccc0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4e0f22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officeooo:rsid="00377a95"/>
    </style:style>
    <style:style style:name="T17" style:family="text">
      <style:text-properties officeooo:rsid="0038045c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3a95e1" style:font-weight-asian="normal" style:font-weight-complex="normal"/>
    </style:style>
    <style:style style:name="T20" style:family="text">
      <style:text-properties fo:font-weight="normal" officeooo:rsid="003e9b23" style:font-weight-asian="normal" style:font-weight-complex="normal"/>
    </style:style>
    <style:style style:name="T21" style:family="text">
      <style:text-properties fo:font-weight="bold" officeooo:rsid="003761f6" style:font-weight-asian="bold" style:font-weight-complex="bold"/>
    </style:style>
    <style:style style:name="T22" style:family="text">
      <style:text-properties officeooo:rsid="003d7c2a"/>
    </style:style>
    <style:style style:name="T23" style:family="text">
      <style:text-properties officeooo:rsid="003e9b23"/>
    </style:style>
    <style:style style:name="T24" style:family="text">
      <style:text-properties officeooo:rsid="00423dbd"/>
    </style:style>
    <style:style style:name="T25" style:family="text">
      <style:text-properties officeooo:rsid="0048183c"/>
    </style:style>
    <style:style style:name="T26" style:family="text">
      <style:text-properties officeooo:rsid="004e0f22"/>
    </style:style>
    <style:style style:name="T27" style:family="text">
      <style:text-properties officeooo:rsid="004ff374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istoire des technologies de l’information</text:p>
      <text:p text:style-name="P6">Notes de cours</text:p>
      <text:p text:style-name="P2"/>
      <text:p text:style-name="P4">Arian Dervishaj</text:p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8">Table des matières</text:p>
          </text:index-title>
          <text:p text:style-name="P17"><text:a xlink:type="simple" xlink:href="#__RefHeading___Toc119_3742632556" text:style-name="Index_20_Link" text:visited-style-name="Index_20_Link">0. Programme de l’année :<text:tab/>3</text:a></text:p>
          <text:p text:style-name="P17"><text:a xlink:type="simple" xlink:href="#__RefHeading___Toc497_1945161844" text:style-name="Index_20_Link" text:visited-style-name="Index_20_Link">1. Culture numérique<text:tab/>4</text:a></text:p>
          <text:p text:style-name="P17"><text:a xlink:type="simple" xlink:href="#__RefHeading___Toc499_1945161844" text:style-name="Index_20_Link" text:visited-style-name="Index_20_Link">2. Atelier méthodologique<text:tab/>4</text:a></text:p>
          <text:p text:style-name="P17"><text:a xlink:type="simple" xlink:href="#__RefHeading___Toc121_3742632556" text:style-name="Index_20_Link" text:visited-style-name="Index_20_Link">X. Recommendation de lecture<text:tab/>4</text:a></text:p>
        </text:index-body>
      </text:table-of-content>
      <text:p text:style-name="P5"/>
      <text:h text:style-name="P23" text:outline-level="1"><text:bookmark-start text:name="__RefHeading___Toc119_3742632556"/><text:span text:style-name="T6">0. </text:span>Programme de l’année :<text:bookmark-end text:name="__RefHeading___Toc119_3742632556"/></text:h>
      <text:p text:style-name="P49">26/09 Thème 1 : QCM</text:p>
      <text:p text:style-name="P50">03/10 Thème 2</text:p>
      <text:p text:style-name="P50">10/10 Thème 3 : QCM</text:p>
      <text:p text:style-name="P15">17/10 Rendez vous personnalisés pour le choix des sujets de nos mini-recherches</text:p>
      <text:p text:style-name="P15">31/10 Méthodes de collecte et de gestion de l’information</text:p>
      <text:p text:style-name="P15">07/11 Thème 4</text:p>
      <text:p text:style-name="P15">14/11 Theme 5 : QCM</text:p>
      <text:p text:style-name="P16">21/11 Thème 6</text:p>
      <text:p text:style-name="P16">28/11 Thème 7 : QCM</text:p>
      <text:p text:style-name="P16">05/12 Thème 8</text:p>
      <text:p text:style-name="P16">12/12 Thème 9 : QCM</text:p>
      <text:p text:style-name="P16">19/12 Thème 10</text:p>
      <text:p text:style-name="P16">09/01 Présentations publiquesdes résultats de nos mini-recherches</text:p>
      <text:p text:style-name="P16">16/01 Présentations publiques des résultats de nos mini-recherches</text:p>
      <text:p text:style-name="P16">23/01 Retours personnalisés sur nos présentations</text:p>
      <text:h text:style-name="P24" text:outline-level="1"/>
      <text:h text:style-name="P25" text:outline-level="1"><text:bookmark-start text:name="__RefHeading___Toc497_1945161844"/>1. Culture <text:span text:style-name="T1">numérique</text:span><text:bookmark-end text:name="__RefHeading___Toc497_1945161844"/></text:h>
      <text:p text:style-name="P11"><text:span text:style-name="T5">Les différents i</text:span>mpact<text:span text:style-name="T5">s du numérique</text:span> sur <text:span text:style-name="T5">la société </text:span>:</text:p>
      <text:p text:style-name="P7"><text:span text:style-name="T2">Santé, Travail </text:span><text:span text:style-name="T3">(automatisation, etc...)</text:span><text:span text:style-name="T2">, Modération, Ouvriers des plateforms, Données personnelles, Sociabilités, Addiction, Environnement, Dépendance.</text:span></text:p>
      <text:p text:style-name="P7"/>
      <text:p text:style-name="P10">Techno-determinisme : </text:p>
      <text:p text:style-name="P8">1. Techno-utopisme : <text:tab/><text:tab/>Tout progrès technique est bon pour la société. Exagère l’impact <text:tab/><text:tab/><text:tab/><text:tab/><text:tab/>positif de la technologie sur la société.</text:p>
      <text:p text:style-name="P8">2. <text:span text:style-name="T4">Techno-pessimisme : <text:tab/>Tout progrès technique est mauvais pour la société. Exagère l’impact <text:tab/><text:tab/><text:tab/><text:tab/>négatif de la technologie sur la société.</text:span></text:p>
      <text:p text:style-name="P9"/>
      <text:h text:style-name="P26" text:outline-level="1"><text:bookmark-start text:name="__RefHeading___Toc499_1945161844"/>2. Atelier méthodologique<text:bookmark-end text:name="__RefHeading___Toc499_1945161844"/></text:h>
      <text:p text:style-name="P12">Compétences sur lesquels on travaille :</text:p>
      <text:p text:style-name="P14">1. Capacité d’analyse</text:p>
      <text:p text:style-name="P14">2. Capacité de synthèse</text:p>
      <text:p text:style-name="P14">3. Capacité de structuration</text:p>
      <text:p text:style-name="P14"/>
      <text:h text:style-name="P27" text:outline-level="1">3. Free software vs Open source</text:h>
      <text:p text:style-name="Text_20_body"><text:span text:style-name="T21">Free software : </text:span><text:span text:style-name="T19">politique, éthique, liberté.</text:span></text:p>
      <text:p text:style-name="P19"><text:tab/>Les 4 droits essentiels : Executer, Copier, Modifier, Redistribuer (gratuitement). Garanti<text:span text:style-name="T17">s</text:span> par <text:tab/>la GPL (Général Public Licen<text:span text:style-name="T16">s</text:span>e).</text:p>
      <text:p text:style-name="P20"><text:tab/>Le code source reste dans le domaine public.</text:p>
      <text:p text:style-name="P21"><text:tab/>Il reste une notion d’auteur.trice.s.</text:p>
      <text:p text:style-name="P21"><text:tab/><text:span text:style-name="T22">Peut se faire de l’argent en vendant du service (support, maintenance, matérielle).</text:span></text:p>
      <text:p text:style-name="P13">Open source : <text:span text:style-name="T20">insiste sur la technique et la communauté (C’est bien pour le buisness).</text:span></text:p>
      <text:p text:style-name="P19"><text:tab/><text:span text:style-name="T23">OSI (opensource initiative) : principal soutient c’est Google et d’autres entreprises.</text:span></text:p>
      <text:p text:style-name="P19"><text:tab/><text:span text:style-name="T23">Peut permettre des pratiques genre surveillances, piloter des drones, applications militaires.</text:span></text:p>
      <text:p text:style-name="P19"/>
      <text:p text:style-name="P22">Copyleft (par opposition a copyright)  pas uniquement sur le logiciel.</text:p>
      <text:p text:style-name="P22">FOSS : suit la méthodologie de la science.</text:p>
      <text:h text:style-name="P29" text:outline-level="1"><text:soft-page-break/><text:span text:style-name="T25">4. </text:span>Communs numérique<text:span text:style-name="T25">s</text:span></text:h>
      <text:p text:style-name="P47"><text:span text:style-name="T10">Fair use :</text:span> <text:tab/></text:p>
      <text:list xml:id="list3501957471" text:style-name="L2">
        <text:list-item>
          <text:p text:style-name="P46"><text:span text:style-name="T13">B</text:span><text:span text:style-name="T11">asé sur la liberté d’expression.</text:span></text:p>
        </text:list-item>
        <text:list-item>
          <text:p text:style-name="P45"><text:span text:style-name="T11">Pas besoin de demander l’autorisation. </text:span></text:p>
        </text:list-item>
        <text:list-item>
          <text:p text:style-name="P45"><text:span text:style-name="T12">Exception au droit d’auteur-trice-s.</text:span></text:p>
          <text:p text:style-name="P45"><text:span text:style-name="T12"/></text:p>
        </text:list-item>
      </text:list>
      <text:p text:style-name="P48"><text:span text:style-name="T12">W</text:span><text:span text:style-name="T11">alt Disney a fait changer les lois sur les droits d’auteur-trice.s =&gt; 70 ans après la mort de l’auteur-trice et 90 ans pour une entreprise.</text:span></text:p>
      <text:p text:style-name="P48"><text:span text:style-name="T11"/></text:p>
      <text:h text:style-name="P31" text:outline-level="2"><text:span text:style-name="T26">Comment les artistes touchent de l’argent</text:span></text:h>
      <text:p text:style-name="P48"><text:span text:style-name="T10">Ayant-droits </text:span><text:span text:style-name="T11">(labels, studios, artistes) touchent les </text:span><text:span text:style-name="T18">royalties</text:span><text:span text:style-name="T11">. </text:span></text:p>
      <text:p text:style-name="Text_20_body"><text:span text:style-name="T11">Sociétés d’auteurs (</text:span><text:span text:style-name="T15">autorités</text:span><text:span text:style-name="T11">) vendent les droits aux radio / restaurants etc. Elles envoient l’argent touchés aux ayant-droits.</text:span></text:p>
      <text:h text:style-name="P30" text:outline-level="2">Napster</text:h>
      <text:p text:style-name="P51"><text:span text:style-name="T14">D</text:span><text:span text:style-name="T11">écentralisé. </text:span><text:span text:style-name="T14">L</text:span><text:span text:style-name="T11">a plus grande bibliothèque musicale de l’époque. </text:span><text:span text:style-name="T14">Les ayant-droits ne touchent plus de royalties dessus. Démocratisation culturelle. </text:span></text:p>
      <text:p text:style-name="P48"><text:span text:style-name="T11"/></text:p>
      <text:h text:style-name="P32" text:outline-level="2"><text:span text:style-name="T27">Licence globale Universelle</text:span></text:h>
      <text:p text:style-name="P52">Payer sa connexion + redevance et les artistes sont payer par rapport à leurs succès. Ne <text:s/>dépend pas d’un système très centralisé à la Netflix, Spotify, etc …</text:p>
      <text:h text:style-name="P33" text:outline-level="3" text:is-list-header="true">Licence Creative Commons </text:h>
      <text:p text:style-name="P52">Permis de fluidifier massivement les échanges. </text:p>
      <text:p text:style-name="P48"><text:span text:style-name="T11"/></text:p>
      <text:p text:style-name="P44"><text:span text:style-name="T12"/></text:p>
      <text:h text:style-name="P28" text:outline-level="1"><text:bookmark-start text:name="__RefHeading___Toc121_3742632556"/>X. Recommandation de lecture<text:bookmark-end text:name="__RefHeading___Toc121_3742632556"/></text:h>
      <text:list xml:id="list3949923927" text:style-name="L1">
        <text:list-item>
          <text:p text:style-name="P34">Culture numérique. <text:span text:style-name="T8">Dominique Cardon</text:span></text:p>
        </text:list-item>
        <text:list-item>
          <text:p text:style-name="P34">Sciences, techniques et société. <text:span text:style-name="T7">Christophe Bonneuil, Pierre-Benoit Joly</text:span></text:p>
        </text:list-item>
        <text:list-item>
          <text:p text:style-name="P35"><text:span text:style-name="T10">Aux sources de l’utopie numérique. </text:span><text:span text:style-name="T7">Fred </text:span><text:span text:style-name="T9">T</text:span><text:span text:style-name="T7">urner</text:span></text:p>
        </text:list-item>
        <text:list-item>
          <text:p text:style-name="P36">Whole Earth. </text:p>
        </text:list-item>
        <text:list-item>
          <text:p text:style-name="P41"><text:span text:style-name="T10">Visages de la silicon valley. </text:span><text:span text:style-name="T7">Mary Beth Meehan, Fred Turner</text:span></text:p>
        </text:list-item>
        <text:list-item>
          <text:p text:style-name="P42"><text:span text:style-name="T7">MARKOFF, John, 2006. </text:span><text:a xlink:type="simple" xlink:href="https://www.penguinrandomhouse.com/books/291224/what-the-dormouse-said-by-john-markoff/" office:target-frame-name="_blank" xlink:show="new" text:style-name="Internet_20_link" text:visited-style-name="Visited_20_Internet_20_Link"><text:span text:style-name="Emphasis">What the Dormouse Said. How the Sixties Counterculture the Personal Computer Industry</text:span></text:a></text:p>
        </text:list-item>
        <text:list-item>
          <text:p text:style-name="P37">L’utopie déchue. <text:span text:style-name="T7">Félix Tréguer</text:span></text:p>
        </text:list-item>
        <text:list-item>
          <text:p text:style-name="P38">Richard stallman et la révolution du logiciel libre.</text:p>
        </text:list-item>
        <text:list-item>
          <text:p text:style-name="P38">Richard Stallaman Le logiciel libre et votre liberté. <text:span text:style-name="T24">(youtube)</text:span></text:p>
        </text:list-item>
        <text:list-item>
          <text:p text:style-name="P39">Utopie du logiciel libre, <text:span text:style-name="T7">Sébastien Broca</text:span></text:p>
        </text:list-item>
        <text:list-item>
          <text:p text:style-name="P39">Histoire de la propriété intellectuelle.</text:p>
        </text:list-item>
        <text:list-item>
          <text:p text:style-name="P40">Incorporating the digital commons, <text:span text:style-name="T7">Benjamin J. Birkinbine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fr" fo:country="FR" officeooo:rsid="001f15c1" officeooo:paragraph-rsid="001f15c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rian Dervishaj<text:tab/><text:tab/>19/09/23</text:p>
      </style:header>
      <style:header-first>
        <text:p text:style-name="MP1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12:59:10.302599618</meta:creation-date>
    <meta:generator>LibreOffice/7.3.7.2$Linux_X86_64 LibreOffice_project/30$Build-2</meta:generator>
    <dc:date>2023-10-10T14:59:21.061995958</dc:date>
    <meta:editing-duration>PT2H42M28S</meta:editing-duration>
    <meta:editing-cycles>43</meta:editing-cycles>
    <meta:document-statistic meta:table-count="0" meta:image-count="0" meta:object-count="0" meta:page-count="6" meta:paragraph-count="76" meta:word-count="558" meta:character-count="3726" meta:non-whitespace-character-count="3228"/>
  </office:meta>
</office:document-meta>
</file>